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HTML" table:style-name="ta1">
        <table:shapes>
          <draw:frame draw:z-index="0" draw:style-name="gr1" draw:text-style-name="P1" svg:width="6.2992in" svg:height="5.3185in" svg:x="6.9354in" svg:y="0.074in">
            <draw:object draw:notify-on-update-of-ranges="XHTML.C2:XHTML.C56 XHTML.E1:XHTML.E1 XHTML.E2:XHTML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aand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Periode</text:p>
          </table:table-cell>
          <table:table-cell office:value-type="string" calcext:value-type="string">
            <text:p>Crawl ID</text:p>
          </table:table-cell>
          <table:table-cell office:value-type="string" calcext:value-type="string">
            <text:p>Aandeel (%)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7" calcext:value-type="float">
            <text:p>2017</text:p>
          </table:table-cell>
          <table:table-cell table:formula="of:=[.A2] &amp; &quot; &quot; &amp; [.B2]" office:value-type="string" office:string-value="May 2017" calcext:value-type="string">
            <text:p>May 2017</text:p>
          </table:table-cell>
          <table:table-cell office:value-type="string" calcext:value-type="string">
            <text:p>CC-MAIN-2017-22</text:p>
          </table:table-cell>
          <table:table-cell office:value-type="float" office:value="30.227" calcext:value-type="float">
            <text:p>30.227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26</text:p>
          </table:table-cell>
          <table:table-cell office:value-type="float" office:value="31.6934" calcext:value-type="float">
            <text:p>31.6934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0</text:p>
          </table:table-cell>
          <table:table-cell office:value-type="float" office:value="29.2648" calcext:value-type="float">
            <text:p>29.2648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4</text:p>
          </table:table-cell>
          <table:table-cell office:value-type="float" office:value="30.7312" calcext:value-type="float">
            <text:p>30.7312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9</text:p>
          </table:table-cell>
          <table:table-cell office:value-type="float" office:value="30.7996" calcext:value-type="float">
            <text:p>30.7996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43</text:p>
          </table:table-cell>
          <table:table-cell office:value-type="float" office:value="30.1343" calcext:value-type="float">
            <text:p>30.1343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47</text:p>
          </table:table-cell>
          <table:table-cell office:value-type="float" office:value="30.2002" calcext:value-type="float">
            <text:p>30.2002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51</text:p>
          </table:table-cell>
          <table:table-cell office:value-type="float" office:value="30.443" calcext:value-type="float">
            <text:p>30.443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05</text:p>
          </table:table-cell>
          <table:table-cell office:value-type="float" office:value="29.2207" calcext:value-type="float">
            <text:p>29.2207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09</text:p>
          </table:table-cell>
          <table:table-cell office:value-type="float" office:value="29.8025" calcext:value-type="float">
            <text:p>29.802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13</text:p>
          </table:table-cell>
          <table:table-cell office:value-type="float" office:value="28.338" calcext:value-type="float">
            <text:p>28.338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17</text:p>
          </table:table-cell>
          <table:table-cell office:value-type="float" office:value="29.8416" calcext:value-type="float">
            <text:p>29.841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8" calcext:value-type="float">
            <text:p>2018</text:p>
          </table:table-cell>
          <table:table-cell table:formula="of:=[.A14] &amp; &quot; &quot; &amp; [.B14]" office:value-type="string" office:string-value="May 2018" calcext:value-type="string">
            <text:p>May 2018</text:p>
          </table:table-cell>
          <table:table-cell office:value-type="string" calcext:value-type="string">
            <text:p>CC-MAIN-2018-22</text:p>
          </table:table-cell>
          <table:table-cell office:value-type="float" office:value="28.4369" calcext:value-type="float">
            <text:p>28.4369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26</text:p>
          </table:table-cell>
          <table:table-cell office:value-type="float" office:value="28.3696" calcext:value-type="float">
            <text:p>28.3696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0</text:p>
          </table:table-cell>
          <table:table-cell office:value-type="float" office:value="27.9618" calcext:value-type="float">
            <text:p>27.9618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4</text:p>
          </table:table-cell>
          <table:table-cell office:value-type="float" office:value="24.8882" calcext:value-type="float">
            <text:p>24.8882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9</text:p>
          </table:table-cell>
          <table:table-cell office:value-type="float" office:value="26.3758" calcext:value-type="float">
            <text:p>26.3758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43</text:p>
          </table:table-cell>
          <table:table-cell office:value-type="float" office:value="26.0485" calcext:value-type="float">
            <text:p>26.0485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47</text:p>
          </table:table-cell>
          <table:table-cell office:value-type="float" office:value="24.4994" calcext:value-type="float">
            <text:p>24.4994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51</text:p>
          </table:table-cell>
          <table:table-cell office:value-type="float" office:value="24.4068" calcext:value-type="float">
            <text:p>24.4068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04</text:p>
          </table:table-cell>
          <table:table-cell office:value-type="float" office:value="24.2092" calcext:value-type="float">
            <text:p>24.2092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09</text:p>
          </table:table-cell>
          <table:table-cell office:value-type="float" office:value="23.5732" calcext:value-type="float">
            <text:p>23.573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13</text:p>
          </table:table-cell>
          <table:table-cell office:value-type="float" office:value="23.3495" calcext:value-type="float">
            <text:p>23.3495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18</text:p>
          </table:table-cell>
          <table:table-cell office:value-type="float" office:value="22.5811" calcext:value-type="float">
            <text:p>22.581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9" calcext:value-type="float">
            <text:p>2019</text:p>
          </table:table-cell>
          <table:table-cell table:formula="of:=[.A26] &amp; &quot; &quot; &amp; [.B26]" office:value-type="string" office:string-value="May 2019" calcext:value-type="string">
            <text:p>May 2019</text:p>
          </table:table-cell>
          <table:table-cell office:value-type="string" calcext:value-type="string">
            <text:p>CC-MAIN-2019-22</text:p>
          </table:table-cell>
          <table:table-cell office:value-type="float" office:value="22.5918" calcext:value-type="float">
            <text:p>22.5918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26</text:p>
          </table:table-cell>
          <table:table-cell office:value-type="float" office:value="22.6306" calcext:value-type="float">
            <text:p>22.6306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0</text:p>
          </table:table-cell>
          <table:table-cell office:value-type="float" office:value="22.3538" calcext:value-type="float">
            <text:p>22.3538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5</text:p>
          </table:table-cell>
          <table:table-cell office:value-type="float" office:value="22.1568" calcext:value-type="float">
            <text:p>22.1568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9</text:p>
          </table:table-cell>
          <table:table-cell office:value-type="float" office:value="21.9389" calcext:value-type="float">
            <text:p>21.9389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43</text:p>
          </table:table-cell>
          <table:table-cell office:value-type="float" office:value="22.3992" calcext:value-type="float">
            <text:p>22.3992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47</text:p>
          </table:table-cell>
          <table:table-cell office:value-type="float" office:value="21.4491" calcext:value-type="float">
            <text:p>21.4491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51</text:p>
          </table:table-cell>
          <table:table-cell office:value-type="float" office:value="21.6764" calcext:value-type="float">
            <text:p>21.6764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05</text:p>
          </table:table-cell>
          <table:table-cell office:value-type="float" office:value="21.0508" calcext:value-type="float">
            <text:p>21.0508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10</text:p>
          </table:table-cell>
          <table:table-cell office:value-type="float" office:value="21.4964" calcext:value-type="float">
            <text:p>21.4964</text:p>
          </table:table-cell>
        </table:table-row>
        <table:table-row table:style-name="ro1">
          <table:table-cell office:value-type="string" calcext:value-type="string">
            <text:p>March/April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16</text:p>
          </table:table-cell>
          <table:table-cell office:value-type="float" office:value="20.1664" calcext:value-type="float">
            <text:p>20.1664</text:p>
          </table:table-cell>
        </table:table-row>
        <table:table-row table:style-name="ro1">
          <table:table-cell office:value-type="string" calcext:value-type="string">
            <text:p>May/June</text:p>
          </table:table-cell>
          <table:table-cell office:value-type="float" office:value="2020" calcext:value-type="float">
            <text:p>2020</text:p>
          </table:table-cell>
          <table:table-cell table:formula="of:=[.A37] &amp; &quot; &quot; &amp; [.B37]" office:value-type="string" office:string-value="May/June 2020" calcext:value-type="string">
            <text:p>May/June 2020</text:p>
          </table:table-cell>
          <table:table-cell office:value-type="string" calcext:value-type="string">
            <text:p>CC-MAIN-2020-24</text:p>
          </table:table-cell>
          <table:table-cell office:value-type="float" office:value="20.833" calcext:value-type="float">
            <text:p>20.833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29</text:p>
          </table:table-cell>
          <table:table-cell office:value-type="float" office:value="19.9205" calcext:value-type="float">
            <text:p>19.9205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34</text:p>
          </table:table-cell>
          <table:table-cell office:value-type="float" office:value="19.7579" calcext:value-type="float">
            <text:p>19.7579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40</text:p>
          </table:table-cell>
          <table:table-cell office:value-type="float" office:value="17.1842" calcext:value-type="float">
            <text:p>17.1842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45</text:p>
          </table:table-cell>
          <table:table-cell office:value-type="float" office:value="16.8671" calcext:value-type="float">
            <text:p>16.8671</text:p>
          </table:table-cell>
        </table:table-row>
        <table:table-row table:style-name="ro1">
          <table:table-cell office:value-type="string" calcext:value-type="string">
            <text:p>November/Decembe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50</text:p>
          </table:table-cell>
          <table:table-cell office:value-type="float" office:value="16.7182" calcext:value-type="float">
            <text:p>16.7182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04</text:p>
          </table:table-cell>
          <table:table-cell office:value-type="float" office:value="16.1659" calcext:value-type="float">
            <text:p>16.1659</text:p>
          </table:table-cell>
        </table:table-row>
        <table:table-row table:style-name="ro1">
          <table:table-cell office:value-type="string" calcext:value-type="string">
            <text:p>February/March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10</text:p>
          </table:table-cell>
          <table:table-cell office:value-type="float" office:value="15.3164" calcext:value-type="float">
            <text:p>15.3164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17</text:p>
          </table:table-cell>
          <table:table-cell office:value-type="float" office:value="15.2434" calcext:value-type="float">
            <text:p>15.243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1" calcext:value-type="float">
            <text:p>2021</text:p>
          </table:table-cell>
          <table:table-cell table:formula="of:=[.A46] &amp; &quot; &quot; &amp; [.B46]" office:value-type="string" office:string-value="May 2021" calcext:value-type="string">
            <text:p>May 2021</text:p>
          </table:table-cell>
          <table:table-cell office:value-type="string" calcext:value-type="string">
            <text:p>CC-MAIN-2021-21</text:p>
          </table:table-cell>
          <table:table-cell office:value-type="float" office:value="14.9065" calcext:value-type="float">
            <text:p>14.9065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25</text:p>
          </table:table-cell>
          <table:table-cell office:value-type="float" office:value="14.9836" calcext:value-type="float">
            <text:p>14.9836</text:p>
          </table:table-cell>
        </table:table-row>
        <table:table-row table:style-name="ro1">
          <table:table-cell office:value-type="string" calcext:value-type="string">
            <text:p>July/August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31</text:p>
          </table:table-cell>
          <table:table-cell office:value-type="float" office:value="13.4293" calcext:value-type="float">
            <text:p>13.4293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39</text:p>
          </table:table-cell>
          <table:table-cell office:value-type="float" office:value="14.5672" calcext:value-type="float">
            <text:p>14.5672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43</text:p>
          </table:table-cell>
          <table:table-cell office:value-type="float" office:value="14.0638" calcext:value-type="float">
            <text:p>14.0638</text:p>
          </table:table-cell>
        </table:table-row>
        <table:table-row table:style-name="ro1">
          <table:table-cell office:value-type="string" calcext:value-type="string">
            <text:p>November/December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49</text:p>
          </table:table-cell>
          <table:table-cell office:value-type="float" office:value="14.6296" calcext:value-type="float">
            <text:p>14.6296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CC-MAIN-2022-05</text:p>
          </table:table-cell>
          <table:table-cell office:value-type="float" office:value="14.0628" calcext:value-type="float">
            <text:p>14.0628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2" calcext:value-type="float">
            <text:p>2022</text:p>
          </table:table-cell>
          <table:table-cell table:formula="of:=[.A53] &amp; &quot; &quot; &amp; [.B53]" office:value-type="string" office:string-value="May 2022" calcext:value-type="string">
            <text:p>May 2022</text:p>
          </table:table-cell>
          <table:table-cell office:value-type="string" calcext:value-type="string">
            <text:p>CC-MAIN-2022-21</text:p>
          </table:table-cell>
          <table:table-cell office:value-type="float" office:value="12.5547" calcext:value-type="float">
            <text:p>12.5547</text:p>
          </table:table-cell>
        </table:table-row>
        <table:table-row table:style-name="ro1">
          <table:table-cell office:value-type="string" calcext:value-type="string">
            <text:p>June/July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CC-MAIN-2022-27</text:p>
          </table:table-cell>
          <table:table-cell office:value-type="float" office:value="12.7558" calcext:value-type="float">
            <text:p>12.7558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CC-MAIN-2022-33</text:p>
          </table:table-cell>
          <table:table-cell office:value-type="float" office:value="13.2699" calcext:value-type="float">
            <text:p>13.2699</text:p>
          </table:table-cell>
        </table:table-row>
        <table:table-row table:style-name="ro1">
          <table:table-cell office:value-type="string" calcext:value-type="string">
            <text:p>September/October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CC-MAIN-2022-40</text:p>
          </table:table-cell>
          <table:table-cell office:value-type="float" office:value="12.0352" calcext:value-type="float">
            <text:p>12.0352</text:p>
          </table:table-cell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IF" table:style-name="ta1">
        <table:shapes>
          <draw:frame draw:z-index="0" draw:style-name="gr1" draw:text-style-name="P1" svg:width="6.2992in" svg:height="5.3189in" svg:x="5.3949in" svg:y="0.2146in">
            <draw:object draw:notify-on-update-of-ranges="GIF.C2:GIF.C56 GIF.E1:GIF.E1 GIF.E2:GIF.E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and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Periode</text:p>
          </table:table-cell>
          <table:table-cell table:style-name="ce1" office:value-type="string" calcext:value-type="string">
            <text:p>Crawl ID</text:p>
          </table:table-cell>
          <table:table-cell table:style-name="ce1" office:value-type="string" calcext:value-type="string">
            <text:p>Aandeel (%)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7" calcext:value-type="float">
            <text:p>2017</text:p>
          </table:table-cell>
          <table:table-cell table:formula="of:=[.A2] &amp; &quot; &quot; &amp; [.B2]" office:value-type="string" office:string-value="May 2017" calcext:value-type="string">
            <text:p>May 2017</text:p>
          </table:table-cell>
          <table:table-cell office:value-type="string" calcext:value-type="string">
            <text:p>CC-MAIN-2017-22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26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0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4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9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43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4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51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05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09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1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17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8" calcext:value-type="float">
            <text:p>2018</text:p>
          </table:table-cell>
          <table:table-cell table:formula="of:=[.A14] &amp; &quot; &quot; &amp; [.B14]" office:value-type="string" office:string-value="May 2018" calcext:value-type="string">
            <text:p>May 2018</text:p>
          </table:table-cell>
          <table:table-cell office:value-type="string" calcext:value-type="string">
            <text:p>CC-MAIN-2018-22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26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0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4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9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4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47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51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04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0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1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18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9" calcext:value-type="float">
            <text:p>2019</text:p>
          </table:table-cell>
          <table:table-cell table:formula="of:=[.A26] &amp; &quot; &quot; &amp; [.B26]" office:value-type="string" office:string-value="May 2019" calcext:value-type="string">
            <text:p>May 2019</text:p>
          </table:table-cell>
          <table:table-cell office:value-type="string" calcext:value-type="string">
            <text:p>CC-MAIN-2019-2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2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0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9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43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4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5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0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10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March/April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16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ay/June</text:p>
          </table:table-cell>
          <table:table-cell office:value-type="float" office:value="2020" calcext:value-type="float">
            <text:p>2020</text:p>
          </table:table-cell>
          <table:table-cell table:formula="of:=[.A37] &amp; &quot; &quot; &amp; [.B37]" office:value-type="string" office:string-value="May/June 2020" calcext:value-type="string">
            <text:p>May/June 2020</text:p>
          </table:table-cell>
          <table:table-cell office:value-type="string" calcext:value-type="string">
            <text:p>CC-MAIN-2020-24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2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3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40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45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November/December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50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0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February/March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10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17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1" calcext:value-type="float">
            <text:p>2021</text:p>
          </table:table-cell>
          <table:table-cell table:formula="of:=[.A46] &amp; &quot; &quot; &amp; [.B46]" office:value-type="string" office:string-value="May 2021" calcext:value-type="string">
            <text:p>May 2021</text:p>
          </table:table-cell>
          <table:table-cell office:value-type="string" calcext:value-type="string">
            <text:p>CC-MAIN-2021-2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25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July/August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31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39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43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November/December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C-MAIN-2021-4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CC-MAIN-2022-05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2" calcext:value-type="float">
            <text:p>2022</text:p>
          </table:table-cell>
          <table:table-cell table:formula="of:=[.A53] &amp; &quot; &quot; &amp; [.B53]" office:value-type="string" office:string-value="May 2022" calcext:value-type="string">
            <text:p>May 2022</text:p>
          </table:table-cell>
          <table:table-cell office:value-type="string" calcext:value-type="string">
            <text:p>CC-MAIN-2022-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collapse">
          <table:table-cell office:value-type="string" calcext:value-type="string">
            <text:p>June/July</text:p>
          </table:table-cell>
          <table:table-cell office:value-type="float" office:value="2022" calcext:value-type="float">
            <text:p>2022</text:p>
          </table:table-cell>
          <table:table-cell table:formula="of:=[.A54] &amp; &quot; &quot; &amp; [.B54]" office:value-type="string" office:string-value="June/July 2022" calcext:value-type="string">
            <text:p>June/July 2022</text:p>
          </table:table-cell>
          <table:table-cell office:value-type="string" calcext:value-type="string">
            <text:p>CC-MAIN-2022-2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22" calcext:value-type="float">
            <text:p>2022</text:p>
          </table:table-cell>
          <table:table-cell table:formula="of:=[.A55] &amp; &quot; &quot; &amp; [.B55]" office:value-type="string" office:string-value="August 2022" calcext:value-type="string">
            <text:p>August 2022</text:p>
          </table:table-cell>
          <table:table-cell office:value-type="string" calcext:value-type="string">
            <text:p>CC-MAIN-2022-33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 table:visibility="collapse">
          <table:table-cell office:value-type="string" calcext:value-type="string">
            <text:p>September/October</text:p>
          </table:table-cell>
          <table:table-cell office:value-type="float" office:value="2022" calcext:value-type="float">
            <text:p>2022</text:p>
          </table:table-cell>
          <table:table-cell table:formula="of:=[.A56] &amp; &quot; &quot; &amp; [.B56]" office:value-type="string" office:string-value="September/October 2022" calcext:value-type="string">
            <text:p>September/October 2022</text:p>
          </table:table-cell>
          <table:table-cell office:value-type="string" calcext:value-type="string">
            <text:p>CC-MAIN-2022-40</text:p>
          </table:table-cell>
          <table:table-cell office:value-type="float" office:value="0.0037" calcext:value-type="float">
            <text:p>0.0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16:52:59.293237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5:29:15.528082445</meta:creation-date>
    <dc:date>2022-10-19T16:54:19.287550445</dc:date>
    <meta:editing-duration>PT33M56S</meta:editing-duration>
    <meta:editing-cycles>6</meta:editing-cycles>
    <meta:generator>LibreOffice/6.4.7.2$Linux_X86_64 LibreOffice_project/40$Build-2</meta:generator>
    <meta:document-statistic meta:table-count="2" meta:cell-count="46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3.51cm" xlink:href=".." xlink:type="simple" chart:class="chart:line" chart:style-name="ch1">
        <chart:title svg:x="2.863cm" svg:y="0.406cm" chart:style-name="ch2">
          <text:p>Aandeel XHTML-format in Common Crawl datasets</text:p>
        </chart:title>
        <chart:subtitle svg:x="4.345cm" svg:y="1.455cm" chart:style-name="ch3">
          <text:p>Peilmomenten per jaar in dezelfde periode</text:p>
        </chart:subtitle>
        <chart:legend chart:legend-position="end" svg:x="12.778cm" svg:y="6.456cm" style:legend-expansion="high" chart:style-name="ch4"/>
        <chart:plot-area chart:style-name="ch5" table:cell-range-address="XHTML.C2:XHTML.C56 XHTML.E1:XHTML.E56" chart:data-source-has-labels="both" svg:x="1.331cm" svg:y="2.408cm" svg:width="11.127cm" svg:height="9.851cm">
          <chartooo:coordinate-region svg:x="2.539cm" svg:y="2.408cm" svg:width="9.919cm" svg:height="7.456cm"/>
          <chart:axis chart:dimension="x" chart:name="primary-x" chart:style-name="ch6" chartooo:axis-type="auto">
            <chartooo:date-scale/>
            <chart:title svg:x="5.831cm" svg:y="12.529cm" chart:style-name="ch7">
              <text:p>Crawlmoment</text:p>
            </chart:title>
            <chart:categories table:cell-range-address="XHTML.C2:XHTML.C56"/>
          </chart:axis>
          <chart:axis chart:dimension="y" chart:name="primary-y" chart:style-name="ch6">
            <chart:title svg:x="0.451cm" svg:y="8.171cm" chart:style-name="ch8">
              <text:p>% aandeel</text:p>
            </chart:title>
            <chart:grid chart:style-name="ch9" chart:class="major"/>
          </chart:axis>
          <chart:series chart:style-name="ch10" chart:values-cell-range-address="XHTML.E2:XHTML.E56" chart:label-cell-address="XHTML.E1:XHTML.E1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ndeel (%)</text:p>
                <draw:g>
                  <svg:desc>XHTML.E1:XHTM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 2017</text:p>
                <draw:g>
                  <svg:desc>XHTML.C2:XHTML.C56</svg:desc>
                </draw:g>
              </table:table-cell>
              <table:table-cell office:value-type="float" office:value="30.227">
                <text:p>30.227</text:p>
                <draw:g>
                  <svg:desc>XHTML.E2:XHTML.E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934">
                <text:p>31.6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648">
                <text:p>29.2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312">
                <text:p>30.7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996">
                <text:p>30.7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1343">
                <text:p>30.1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2002">
                <text:p>30.2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43">
                <text:p>30.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207">
                <text:p>29.2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025">
                <text:p>29.8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38">
                <text:p>28.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416">
                <text:p>29.8416</text:p>
              </table:table-cell>
            </table:table-row>
            <table:table-row>
              <table:table-cell office:value-type="string">
                <text:p>May 2018</text:p>
              </table:table-cell>
              <table:table-cell office:value-type="float" office:value="28.4369">
                <text:p>28.4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696">
                <text:p>28.3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18">
                <text:p>27.9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882">
                <text:p>24.8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758">
                <text:p>26.3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485">
                <text:p>26.0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994">
                <text:p>24.4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068">
                <text:p>24.4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092">
                <text:p>24.2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732">
                <text:p>23.5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3495">
                <text:p>23.3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5811">
                <text:p>22.5811</text:p>
              </table:table-cell>
            </table:table-row>
            <table:table-row>
              <table:table-cell office:value-type="string">
                <text:p>May 2019</text:p>
              </table:table-cell>
              <table:table-cell office:value-type="float" office:value="22.5918">
                <text:p>22.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306">
                <text:p>22.6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538">
                <text:p>22.3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568">
                <text:p>22.1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389">
                <text:p>21.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992">
                <text:p>22.3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491">
                <text:p>21.4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6764">
                <text:p>21.6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0508">
                <text:p>21.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964">
                <text:p>21.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1664">
                <text:p>20.1664</text:p>
              </table:table-cell>
            </table:table-row>
            <table:table-row>
              <table:table-cell office:value-type="string">
                <text:p>May/June 2020</text:p>
              </table:table-cell>
              <table:table-cell office:value-type="float" office:value="20.833">
                <text:p>20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205">
                <text:p>19.9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579">
                <text:p>19.7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842">
                <text:p>17.1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671">
                <text:p>16.8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182">
                <text:p>16.7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659">
                <text:p>16.1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434">
                <text:p>15.2434</text:p>
              </table:table-cell>
            </table:table-row>
            <table:table-row>
              <table:table-cell office:value-type="string">
                <text:p>May 2021</text:p>
              </table:table-cell>
              <table:table-cell office:value-type="float" office:value="14.9065">
                <text:p>14.9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836">
                <text:p>14.9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293">
                <text:p>13.4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672">
                <text:p>14.5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638">
                <text:p>14.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296">
                <text:p>14.6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628">
                <text:p>14.0628</text:p>
              </table:table-cell>
            </table:table-row>
            <table:table-row>
              <table:table-cell office:value-type="string">
                <text:p>May 2022</text:p>
              </table:table-cell>
              <table:table-cell office:value-type="float" office:value="12.5547">
                <text:p>12.5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558">
                <text:p>12.7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699">
                <text:p>13.2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352">
                <text:p>12.0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3.511cm" xlink:href=".." xlink:type="simple" chart:class="chart:line" chart:style-name="ch1">
        <chart:title svg:x="3.234cm" svg:y="0.406cm" chart:style-name="ch2">
          <text:p>Aandeel GIF-format in Common Crawl datasets</text:p>
        </chart:title>
        <chart:subtitle svg:x="4.345cm" svg:y="1.455cm" chart:style-name="ch3">
          <text:p>Peilmomenten per jaar in dezelfde periode</text:p>
        </chart:subtitle>
        <chart:legend chart:legend-position="end" svg:x="12.778cm" svg:y="6.456cm" style:legend-expansion="high" chart:style-name="ch4"/>
        <chart:plot-area chart:style-name="ch5" table:cell-range-address="GIF.C2:GIF.C56 GIF.E1:GIF.E56" chart:data-source-has-labels="both" svg:x="1.331cm" svg:y="2.408cm" svg:width="11.127cm" svg:height="9.852cm">
          <chartooo:coordinate-region svg:x="2.429cm" svg:y="2.408cm" svg:width="9.778cm" svg:height="7.457cm"/>
          <chart:axis chart:dimension="x" chart:name="primary-x" chart:style-name="ch6" chartooo:axis-type="auto">
            <chartooo:date-scale/>
            <chart:title svg:x="5.831cm" svg:y="12.53cm" chart:style-name="ch7">
              <text:p>Crawlmoment</text:p>
            </chart:title>
            <chart:categories table:cell-range-address="GIF.C2:GIF.C56"/>
          </chart:axis>
          <chart:axis chart:dimension="y" chart:name="primary-y" chart:style-name="ch6">
            <chart:title svg:x="0.451cm" svg:y="8.172cm" chart:style-name="ch8">
              <text:p>% aandeel</text:p>
            </chart:title>
            <chart:grid chart:style-name="ch9" chart:class="major"/>
          </chart:axis>
          <chart:series chart:style-name="ch10" chart:values-cell-range-address="GIF.E2:GIF.E56" chart:label-cell-address="GIF.E1:GIF.E1" chart:class="chart:line"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ndeel (%)</text:p>
                <draw:g>
                  <svg:desc>GIF.E1:GI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 2017</text:p>
                <draw:g>
                  <svg:desc>GIF.C2:GIF.C56</svg:desc>
                </draw:g>
              </table:table-cell>
              <table:table-cell office:value-type="float" office:value="0.0044">
                <text:p>0.0044</text:p>
                <draw:g>
                  <svg:desc>GIF.E2:GIF.E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May 201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May 2019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May/June 202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May 2021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May 2022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